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svg:stroke-linecap="butt" draw:fill="none" draw:textarea-vertical-align="top" draw:auto-grow-height="false" fo:min-height="10.746cm" fo:min-width="15.6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f2f2f2" draw:textarea-vertical-align="middle" draw:auto-grow-height="false" draw:fit-to-size="false" style:shrink-to-fit="false" fo:min-height="2.671cm" fo:min-width="5.785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solid" draw:fill-color="#f2f2f2" draw:textarea-vertical-align="middle" draw:auto-grow-height="false" draw:fit-to-size="false" style:shrink-to-fit="false" fo:min-height="2.386cm" fo:min-width="5.5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106cm" svg:stroke-color="#ff0000" draw:stroke-linejoin="miter" svg:stroke-linecap="butt" draw:fill="solid" draw:fill-color="#ffe699" draw:textarea-vertical-align="middle" draw:auto-grow-height="false" draw:fit-to-size="false" style:shrink-to-fit="false" fo:min-height="2.386cm" fo:min-width="5.601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solid" draw:fill-color="#e2f0d9" draw:textarea-vertical-align="middle" draw:auto-grow-height="false" draw:fit-to-size="false" style:shrink-to-fit="false" fo:min-height="2.386cm" fo:min-width="5.5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3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2f2f2"/>
      <style:paragraph-properties fo:text-align="center" style:font-independent-line-spacing="true"/>
      <style:text-properties fo:font-size="13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5pt" style:font-size-complex="15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6" style:family="paragraph">
      <loext:graphic-properties draw:fill="solid" draw:fill-color="#ffe699"/>
      <style:paragraph-properties fo:text-align="center" style:font-independent-line-spacing="true"/>
      <style:text-properties fo:font-size="10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5pt" style:font-size-asian="15pt" style:font-size-complex="15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9" style:family="paragraph">
      <loext:graphic-properties draw:fill="solid" draw:fill-color="#e2f0d9"/>
      <style:paragraph-properties fo:text-align="center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none" fo:country="non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15pt" fo:letter-spacing="normal" fo:language="de" fo:country="DE" fo:font-style="normal" style:text-underline-style="none" fo:font-weight="normal" fo:background-color="transparent" style:font-name-asian="CMU Sans Serif2" style:font-size-asian="15pt" style:font-style-asian="normal" style:font-weight-asian="normal" style:font-name-complex="CMU Sans Serif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13pt" fo:letter-spacing="normal" fo:language="de" fo:country="DE" fo:font-style="normal" style:text-underline-style="none" fo:font-weight="normal" fo:background-color="transparent" style:font-name-asian="CMU Sans Serif2" style:font-size-asian="13pt" style:font-style-asian="normal" style:font-weight-asian="normal" style:font-name-complex="CMU Sans Serif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g draw:name="Group 25">
          <draw:custom-shape draw:name="Straight Arrow Connector 22" draw:style-name="gr1" draw:text-style-name="P1" draw:layer="layout" svg:width="16.12cm" svg:height="10.996cm" svg:x="4.553cm" svg:y="3.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tangle: Rounded Corners 4" draw:style-name="gr2" draw:text-style-name="P3" draw:layer="layout" svg:width="6.284cm" svg:height="2.92cm" svg:x="1.41cm" svg:y="0.689cm">
            <text:p text:style-name="P2"><text:span text:style-name="T1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5" draw:style-name="gr3" draw:text-style-name="P5" draw:layer="layout" svg:width="4.944cm" svg:height="0.883cm" svg:x="2.082cm" svg:y="1.597cm">
            <text:p text:style-name="P4"><text:span text:style-name="T2">Realweltproble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8" draw:style-name="gr4" draw:text-style-name="P3" draw:layer="layout" svg:width="6.284cm" svg:height="2.92cm" svg:x="5.768cm" svg:y="4.459cm">
            <text:p text:style-name="P2"><text:span text:style-name="T1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9" draw:style-name="gr5" draw:text-style-name="P5" draw:layer="layout" svg:width="3.699cm" svg:height="0.883cm" svg:x="7.059cm" svg:y="5.441cm">
            <text:p text:style-name="P4"><text:span text:style-name="T2">Algorithmu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10" draw:style-name="gr6" draw:text-style-name="P6" draw:layer="layout" svg:width="6.385cm" svg:height="2.92cm" svg:x="11.169cm" svg:y="8.111cm">
            <text:p text:style-name="P2"><text:span text:style-name="T1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1" draw:style-name="gr7" draw:text-style-name="P8" draw:layer="layout" svg:width="6.303cm" svg:height="1.517cm" svg:x="11.142cm" svg:y="8.753cm">
            <text:p text:style-name="P7"><text:span text:style-name="T2">Programm in höherer </text:span></text:p>
            <text:p text:style-name="P7"><text:span text:style-name="T2">Programmiersprach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12" draw:style-name="gr8" draw:text-style-name="P9" draw:layer="layout" svg:width="6.284cm" svg:height="2.92cm" svg:x="14.389cm" svg:y="11.332cm">
            <text:p text:style-name="P2"><text:span text:style-name="T1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13" draw:style-name="gr9" draw:text-style-name="P8" draw:layer="layout" svg:width="6.083cm" svg:height="1.517cm" svg:x="14.491cm" svg:y="11.881cm">
            <text:p text:style-name="P7"><text:span text:style-name="T2">Programm </text:span></text:p>
            <text:p text:style-name="P7"><text:span text:style-name="T2">in Maschinensprach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: Rounded Corners 19" draw:style-name="gr2" draw:text-style-name="P3" draw:layer="layout" svg:width="6.284cm" svg:height="2.92cm" svg:x="18.303cm" svg:y="14.79cm">
            <text:p text:style-name="P2"><text:span text:style-name="T1"/></text:p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20" draw:style-name="gr10" draw:text-style-name="P5" draw:layer="layout" svg:width="2.793cm" svg:height="0.883cm" svg:x="20.077cm" svg:y="15.71cm">
            <text:p text:style-name="P4"><text:span text:style-name="T2">Ergebn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1" draw:style-name="gr11" draw:text-style-name="P11" draw:layer="layout" svg:width="5.244cm" svg:height="0.801cm" svg:x="5.308cm" svg:y="3.668cm">
          <text:p text:style-name="P10"><text:span text:style-name="T3">Problemspezifik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2" draw:text-style-name="P11" draw:layer="layout" svg:width="4.334cm" svg:height="0.801cm" svg:x="11.098cm" svg:y="7.283cm">
          <text:p text:style-name="P10"><text:span text:style-name="T3">Programmier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 style:font-pitch="variable"/>
    <style:font-face style:name="CMU Sans Serif2" svg:font-family="'CMU Sans Serif'" style:font-family-generic="modern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5pt" style:font-style-asian="normal" style:font-weight-asian="normal" style:font-name-complex="Lohit Devanagari" style:font-family-complex="'Lohit Devanagari'" style:font-family-generic-complex="system" style:font-pitch-complex="variable" style:font-size-complex="23.5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7999992370605pt" fo:letter-spacing="normal" fo:font-style="normal" style:text-underline-style="none" fo:font-weight="normal" fo:background-color="transparent" style:font-size-asian="16.7999992370605pt" style:font-style-asian="normal" style:font-weight-asian="normal" style:font-size-complex="16.7999992370605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1000003814697pt" fo:letter-spacing="normal" fo:font-style="normal" style:text-underline-style="none" fo:font-weight="normal" fo:background-color="transparent" style:font-size-asian="15.1000003814697pt" style:font-style-asian="normal" style:font-weight-asian="normal" style:font-size-complex="15.1000003814697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cm" fo:page-height="18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9.27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.100000381469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0.1000003814697pt" fo:letter-spacing="normal" fo:language="none" fo:country="none" fo:font-style="normal" style:text-underline-style="none" fo:font-weight="normal" fo:background-color="transparent" style:font-size-asian="10.1000003814697pt" style:font-style-asian="normal" style:font-weight-asian="normal" style:font-size-complex="10.100000381469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8cm" svg:x="1cm" svg:y="3.088cm"/>
      <draw:page-thumbnail draw:layer="backgroundobjects" svg:width="8.999cm" svg:height="6.368cm" svg:x="1cm" svg:y="11.664cm"/>
      <draw:page-thumbnail draw:layer="backgroundobjects" svg:width="8.999cm" svg:height="6.368cm" svg:x="1cm" svg:y="20.24cm"/>
      <draw:page-thumbnail draw:layer="backgroundobjects" svg:width="8.999cm" svg:height="6.368cm" svg:x="11cm" svg:y="3.088cm"/>
      <draw:page-thumbnail draw:layer="backgroundobjects" svg:width="8.999cm" svg:height="6.368cm" svg:x="11cm" svg:y="11.664cm"/>
      <draw:page-thumbnail draw:layer="backgroundobjects" svg:width="8.999cm" svg:height="6.368cm" svg:x="11cm" svg:y="20.24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49cm" svg:height="0.979cm" svg:x="1.788cm" svg:y="17.054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8.774cm" svg:height="0.979cm" svg:x="8.613cm" svg:y="17.054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5.849cm" svg:height="0.979cm" svg:x="18.363cm" svg:y="17.05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3.399cm" svg:height="3.071cm" svg:x="1.3cm" svg:y="0.734cm" presentation:class="title" presentation:placeholder="true">
        <draw:text-box/>
      </draw:frame>
      <draw:frame presentation:style-name="Blank-outline1" draw:layer="backgroundobjects" svg:width="23.399cm" svg:height="10.671cm" svg:x="1.3cm" svg:y="4.30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irk Ostwald</meta:initial-creator>
    <meta:editing-cycles>8</meta:editing-cycles>
    <meta:creation-date>2021-04-07T10:48:22</meta:creation-date>
    <dc:date>2023-10-06T17:15:46.437165445</dc:date>
    <meta:editing-duration>PT4M23S</meta:editing-duration>
    <meta:generator>LibreOffice/7.3.7.2$Linux_X86_64 LibreOffice_project/30$Build-2</meta:generator>
    <meta:document-statistic meta:object-count="37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